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SC" fo:font-size="10.5pt" officeooo:rsid="0002ef90" officeooo:paragraph-rsid="0002ef90" style:font-name-asian="Noto Serif CJK SC" style:font-size-asian="10.5pt" style:font-size-complex="10.5pt"/>
    </style:style>
    <style:style style:name="P2" style:family="paragraph" style:parent-style-name="Standard" style:list-style-name="L1">
      <style:text-properties style:font-name="Noto Serif CJK SC" fo:font-size="10.5pt" officeooo:rsid="0002ef90" officeooo:paragraph-rsid="0002ef90" style:font-name-asian="Noto Serif CJK SC" style:font-size-asian="10.5pt" style:font-size-complex="10.5pt"/>
    </style:style>
    <style:style style:name="T1" style:family="text">
      <style:text-properties officeooo:rsid="0006ce93"/>
    </style:style>
    <style:style style:name="T2" style:family="text">
      <style:text-properties officeooo:rsid="00089da5"/>
    </style:style>
    <style:style style:name="T3" style:family="text">
      <style:text-properties officeooo:rsid="000ed0bf"/>
    </style:style>
    <style:style style:name="T4" style:family="text">
      <style:text-properties officeooo:rsid="000f43bd"/>
    </style:style>
    <style:style style:name="T5" style:family="text">
      <style:text-properties officeooo:rsid="0016bb42"/>
    </style:style>
    <style:style style:name="T6" style:family="text">
      <style:text-properties officeooo:rsid="0017be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背景文件大綱</text:p>
      <text:list xml:id="list2509562486" text:style-name="L1">
        <text:list-item>
          <text:p text:style-name="P2">特殊保障措施</text:p>
          <text:list>
            <text:list-item>
              <text:p text:style-name="P2">特殊保障措施的定義、意義</text:p>
            </text:list-item>
            <text:list-item>
              <text:p text:style-name="P2">中國當時所面臨的狀況、與美國的態度</text:p>
            </text:list-item>
            <text:list-item>
              <text:p text:style-name="P2">與“保障措施”的區分</text:p>
            </text:list-item>
          </text:list>
        </text:list-item>
        <text:list-item>
          <text:p text:style-name="P2">傾銷與反傾銷</text:p>
        </text:list-item>
      </text:list>
      <text:p text:style-name="P1"/>
      <text:p text:style-name="P1"/>
      <text:p text:style-name="P1">特別保障措施（<text:span text:style-name="T1">Product-specific Safeguard </text:span><text:span text:style-name="T3">Measures</text:span>）：</text:p>
      <text:p text:style-name="P1"/>
      <text:p text:style-name="P1">特別保障措施<text:span text:style-name="T2">是世界貿易組織（或之前的關稅與貿易總協定）成員國利用特定產品過渡性保障機制</text:span><text:span text:style-name="T4">（Transitional Product-specific Safeguard Mechanism）針對來自特定成員</text:span><text:span text:style-name="T5">的進口產品採取</text:span><text:span text:style-name="T6">的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4:29:02.991890059</meta:creation-date>
    <dc:date>2021-05-19T20:12:27.463650548</dc:date>
    <meta:editing-duration>PT1H2M10S</meta:editing-duration>
    <meta:editing-cycles>14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8" meta:word-count="139" meta:character-count="221" meta:non-whitespace-character-count="216"/>
  </office:meta>
</office:document-meta>
</file>